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9cb3" officeooo:paragraph-rsid="00119c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 amplió el contenido de las etiquets Tittle y se agregaron etiquetas Description en todos los html del proyect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15:01:18.499127002</meta:creation-date>
    <dc:date>2022-07-15T15:53:37.521472958</dc:date>
    <meta:editing-duration>PT52M22S</meta:editing-duration>
    <meta:editing-cycles>1</meta:editing-cycles>
    <meta:document-statistic meta:table-count="0" meta:image-count="0" meta:object-count="0" meta:page-count="1" meta:paragraph-count="1" meta:word-count="19" meta:character-count="114" meta:non-whitespace-character-count="96"/>
    <meta:generator>LibreOffice/7.3.4.2$Linux_X86_64 LibreOffice_project/30$Build-2</meta:generator>
  </office:meta>
</office:document-meta>
</file>